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9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7" style:family="paragraph" style:parent-style-name="Table_20_Contents">
      <style:text-properties officeooo:rsid="001bfdc6" officeooo:paragraph-rsid="001bfdc6"/>
    </style:style>
    <style:style style:name="P28" style:family="paragraph" style:parent-style-name="Table_20_Contents">
      <style:text-properties officeooo:rsid="001ce5eb" officeooo:paragraph-rsid="001ce5eb"/>
    </style:style>
    <style:style style:name="P29" style:family="paragraph" style:parent-style-name="Table_20_Contents">
      <style:text-properties officeooo:rsid="0020e66a" officeooo:paragraph-rsid="0020e66a"/>
    </style:style>
    <style:style style:name="P30" style:family="paragraph" style:parent-style-name="Table_20_Contents">
      <style:text-properties officeooo:rsid="0020e66a" officeooo:paragraph-rsid="002f44c1"/>
    </style:style>
    <style:style style:name="P31" style:family="paragraph" style:parent-style-name="Table_20_Contents">
      <style:text-properties officeooo:paragraph-rsid="001ce5eb"/>
    </style:style>
    <style:style style:name="P32" style:family="paragraph" style:parent-style-name="Table_20_Contents">
      <style:text-properties officeooo:rsid="001ce5eb" officeooo:paragraph-rsid="001ce5eb" fo:background-color="transparent"/>
    </style:style>
    <style:style style:name="P33" style:family="paragraph" style:parent-style-name="Table_20_Contents">
      <style:text-properties officeooo:rsid="002bb31e" officeooo:paragraph-rsid="002bb31e"/>
    </style:style>
    <style:style style:name="P34" style:family="paragraph" style:parent-style-name="Table_20_Contents">
      <style:text-properties officeooo:rsid="002c1bbf" officeooo:paragraph-rsid="002c1bbf"/>
    </style:style>
    <style:style style:name="P35" style:family="paragraph" style:parent-style-name="Table_20_Contents">
      <style:text-properties officeooo:rsid="002da303" officeooo:paragraph-rsid="002da303"/>
    </style:style>
    <style:style style:name="P36" style:family="paragraph" style:parent-style-name="Table_20_Contents">
      <style:text-properties officeooo:rsid="002da303" officeooo:paragraph-rsid="0020e66a"/>
    </style:style>
    <style:style style:name="P37" style:family="paragraph" style:parent-style-name="Table_20_Contents">
      <style:text-properties officeooo:rsid="002f44c1" officeooo:paragraph-rsid="002f44c1"/>
    </style:style>
    <style:style style:name="P38" style:family="paragraph" style:parent-style-name="Table_20_Contents">
      <style:text-properties officeooo:rsid="00327015" officeooo:paragraph-rsid="00327015"/>
    </style:style>
    <style:style style:name="P39" style:family="paragraph" style:parent-style-name="Table_20_Contents">
      <style:text-properties officeooo:rsid="003355a3" officeooo:paragraph-rsid="003355a3"/>
    </style:style>
    <style:style style:name="P40" style:family="paragraph" style:parent-style-name="Table_20_Contents">
      <style:text-properties officeooo:rsid="003547a5" officeooo:paragraph-rsid="003547a5"/>
    </style:style>
    <style:style style:name="P41" style:family="paragraph" style:parent-style-name="Table_20_Contents">
      <style:text-properties officeooo:rsid="0039d373" officeooo:paragraph-rsid="0039d373"/>
    </style:style>
    <style:style style:name="P42" style:family="paragraph" style:parent-style-name="Table_20_Contents">
      <style:text-properties officeooo:rsid="003d3227" officeooo:paragraph-rsid="003d3227"/>
    </style:style>
    <style:style style:name="P43" style:family="paragraph" style:parent-style-name="Table_20_Contents">
      <style:text-properties officeooo:rsid="003e058c" officeooo:paragraph-rsid="003e058c"/>
    </style:style>
    <style:style style:name="P44" style:family="paragraph" style:parent-style-name="Table_20_Contents">
      <style:text-properties officeooo:rsid="003e058c" officeooo:paragraph-rsid="0049d9a3"/>
    </style:style>
    <style:style style:name="P45" style:family="paragraph" style:parent-style-name="Table_20_Contents">
      <style:text-properties officeooo:rsid="003ef708" officeooo:paragraph-rsid="003ef708"/>
    </style:style>
    <style:style style:name="P46" style:family="paragraph" style:parent-style-name="Table_20_Contents">
      <style:text-properties officeooo:rsid="0049d9a3" officeooo:paragraph-rsid="0049d9a3"/>
    </style:style>
    <style:style style:name="P47" style:family="paragraph" style:parent-style-name="Table_20_Contents">
      <style:text-properties officeooo:rsid="004a2bdb" officeooo:paragraph-rsid="004a2bdb"/>
    </style:style>
    <style:style style:name="P48" style:family="paragraph" style:parent-style-name="Table_20_Contents">
      <style:text-properties officeooo:rsid="004d7ee5" officeooo:paragraph-rsid="004d7ee5"/>
    </style:style>
    <style:style style:name="P49" style:family="paragraph" style:parent-style-name="Standard">
      <style:text-properties officeooo:rsid="001bfdc6" officeooo:paragraph-rsid="001bfdc6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4d7ee5" officeooo:paragraph-rsid="0057f03b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4a2bdb" officeooo:paragraph-rsid="00572d39" style:font-weight-asian="bold" style:font-weight-complex="bold"/>
    </style:style>
    <style:style style:name="P54" style:family="paragraph" style:parent-style-name="Table_20_Contents">
      <style:text-properties officeooo:rsid="004a2bdb" officeooo:paragraph-rsid="004a2bdb"/>
    </style:style>
    <style:style style:name="P55" style:family="paragraph" style:parent-style-name="Table_20_Contents">
      <style:text-properties officeooo:rsid="004a2bdb" officeooo:paragraph-rsid="00572d39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72d39"/>
    </style:style>
    <style:style style:name="T23" style:family="text">
      <style:text-properties officeooo:rsid="0057f0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26">7</text:p>
          </table:table-cell>
          <table:table-cell table:style-name="Tabella1.A8" office:value-type="string">
            <text:p text:style-name="P32">Doodle for second weekly meeting</text:p>
          </table:table-cell>
          <table:table-cell table:style-name="Tabella1.A8" office:value-type="string">
            <text:p text:style-name="P25">08/11/2013</text:p>
          </table:table-cell>
          <table:table-cell table:style-name="Tabella1.D8" office:value-type="string">
            <text:p text:style-name="P3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7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7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8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5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5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1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7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4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7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7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7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48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48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7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7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7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7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7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7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7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7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97" office:value-type="string">
            <text:p text:style-name="P24">96</text:p>
          </table:table-cell>
          <table:table-cell table:style-name="Tabella1.A97" office:value-type="string">
            <text:p text:style-name="P47">Minutes of Meeting</text:p>
          </table:table-cell>
          <table:table-cell table:style-name="Tabella1.A97" office:value-type="string">
            <text:p text:style-name="P22">28/11/2013</text:p>
          </table:table-cell>
          <table:table-cell table:style-name="Tabella1.D97" office:value-type="string">
            <text:p text:style-name="P47">Marko and/or Nikola</text:p>
          </table:table-cell>
        </table:table-row>
        <table:table-row>
          <table:table-cell table:style-name="Tabella1.A97" office:value-type="string">
            <text:p text:style-name="P51"><text:span text:style-name="T23">97</text:span></text:p>
          </table:table-cell>
          <table:table-cell table:style-name="Tabella1.A97" office:value-type="string">
            <text:p text:style-name="P55"><text:span text:style-name="T22">Customer Meeting Summary</text:span></text:p>
          </table:table-cell>
          <table:table-cell table:style-name="Tabella1.A97" office:value-type="string">
            <text:p text:style-name="P53"><text:span text:style-name="T22">29/11/2013</text:span></text:p>
          </table:table-cell>
          <table:table-cell table:style-name="Tabella1.D97" office:value-type="string">
            <text:p text:style-name="P55"><text:span text:style-name="T22">Andrea</text:span></text:p>
          </table:table-cell>
        </table:table-row>
        <table:table-row>
          <table:table-cell table:style-name="Tabella1.A97" office:value-type="string">
            <text:p text:style-name="P51"><text:span text:style-name="T23">98</text:span></text:p>
          </table:table-cell>
          <table:table-cell table:style-name="Tabella1.A97" office:value-type="string">
            <text:p text:style-name="P55"><text:span text:style-name="T22">DB Description and Changes</text:span></text:p>
          </table:table-cell>
          <table:table-cell table:style-name="Tabella1.A97" office:value-type="string">
            <text:p text:style-name="P53"><text:span text:style-name="T22">01/12/2013</text:span></text:p>
          </table:table-cell>
          <table:table-cell table:style-name="Tabella1.D97" office:value-type="string">
            <text:p text:style-name="P55"><text:span text:style-name="T22">Lorenzo</text:span></text:p>
          </table:table-cell>
        </table:table-row>
        <text:soft-page-break/>
        <table:table-row>
          <table:table-cell table:style-name="Tabella1.A97" office:value-type="string">
            <text:p text:style-name="P51"><text:span text:style-name="T23">99</text:span></text:p>
          </table:table-cell>
          <table:table-cell table:style-name="Tabella1.A97" office:value-type="string">
            <text:p text:style-name="P55"><text:span text:style-name="T22">Week Report</text:span></text:p>
          </table:table-cell>
          <table:table-cell table:style-name="Tabella1.A97" office:value-type="string">
            <text:p text:style-name="P53"><text:span text:style-name="T22">01/12/2013</text:span></text:p>
          </table:table-cell>
          <table:table-cell table:style-name="Tabella1.D97" office:value-type="string">
            <text:p text:style-name="P55"><text:span text:style-name="T22">All</text:span></text:p>
          </table:table-cell>
        </table:table-row>
        <table:table-row>
          <table:table-cell table:style-name="Tabella1.A97" office:value-type="string">
            <text:p text:style-name="P51"><text:span text:style-name="T23">100</text:span></text:p>
          </table:table-cell>
          <table:table-cell table:style-name="Tabella1.A97" office:value-type="string">
            <text:p text:style-name="P55"><text:span text:style-name="T22">Summary Week Report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Andrea</text:span></text:p>
          </table:table-cell>
        </table:table-row>
        <table:table-row>
          <table:table-cell table:style-name="Tabella1.A97" office:value-type="string">
            <text:p text:style-name="P51"><text:span text:style-name="T23">101</text:span></text:p>
          </table:table-cell>
          <table:table-cell table:style-name="Tabella1.A97" office:value-type="string">
            <text:p text:style-name="P55"><text:span text:style-name="T22">Meeting Agenda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Andrea</text:span></text:p>
          </table:table-cell>
        </table:table-row>
        <table:table-row>
          <table:table-cell table:style-name="Tabella1.A97" office:value-type="string">
            <text:p text:style-name="P51"><text:span text:style-name="T23">102</text:span></text:p>
          </table:table-cell>
          <table:table-cell table:style-name="Tabella1.A97" office:value-type="string">
            <text:p text:style-name="P55"><text:span text:style-name="T22">Group Meeting</text:span></text:p>
          </table:table-cell>
          <table:table-cell table:style-name="Tabella1.A97" office:value-type="string">
            <text:p text:style-name="P53"><text:span text:style-name="T22">02/122013</text:span></text:p>
          </table:table-cell>
          <table:table-cell table:style-name="Tabella1.D97" office:value-type="string">
            <text:p text:style-name="P55"><text:span text:style-name="T22">All</text:span></text:p>
          </table:table-cell>
        </table:table-row>
        <table:table-row>
          <table:table-cell table:style-name="Tabella1.A97" office:value-type="string">
            <text:p text:style-name="P51"><text:span text:style-name="T23">103</text:span></text:p>
          </table:table-cell>
          <table:table-cell table:style-name="Tabella1.A97" office:value-type="string">
            <text:p text:style-name="P55"><text:span text:style-name="T22">DB Changes Implementation on VM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Jorn</text:span></text:p>
          </table:table-cell>
        </table:table-row>
        <table:table-row>
          <table:table-cell table:style-name="Tabella1.A97" office:value-type="string">
            <text:p text:style-name="P51"><text:span text:style-name="T23">104</text:span></text:p>
          </table:table-cell>
          <table:table-cell table:style-name="Tabella1.A97" office:value-type="string">
            <text:p text:style-name="P55"><text:span text:style-name="T22">DAO Layer Modifications for the new DB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Marko</text:span></text:p>
          </table:table-cell>
        </table:table-row>
        <table:table-row>
          <table:table-cell table:style-name="Tabella1.A97" office:value-type="string">
            <text:p text:style-name="P51"><text:span text:style-name="T23">105</text:span></text:p>
          </table:table-cell>
          <table:table-cell table:style-name="Tabella1.A97" office:value-type="string">
            <text:p text:style-name="P55"><text:span text:style-name="T22">Status Report Presentation v 1.0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Andrea + Dzana</text:span></text:p>
          </table:table-cell>
        </table:table-row>
        <table:table-row>
          <table:table-cell table:style-name="Tabella1.A97" office:value-type="string">
            <text:p text:style-name="P51"><text:span text:style-name="T23">106</text:span></text:p>
          </table:table-cell>
          <table:table-cell table:style-name="Tabella1.A97" office:value-type="string">
            <text:p text:style-name="P55"><text:span text:style-name="T22">Customer Meeting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Andrea + Lorenzo</text:span></text:p>
          </table:table-cell>
        </table:table-row>
        <table:table-row>
          <table:table-cell table:style-name="Tabella1.A97" office:value-type="string">
            <text:p text:style-name="P51"><text:span text:style-name="T23">107</text:span></text:p>
          </table:table-cell>
          <table:table-cell table:style-name="Tabella1.A97" office:value-type="string">
            <text:p text:style-name="P55"><text:span text:style-name="T22">Customer Meeting Summary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Andrea</text:span></text:p>
          </table:table-cell>
        </table:table-row>
        <table:table-row>
          <table:table-cell table:style-name="Tabella1.A97" office:value-type="string">
            <text:p text:style-name="P51"><text:span text:style-name="T23">108</text:span></text:p>
          </table:table-cell>
          <table:table-cell table:style-name="Tabella1.A97" office:value-type="string">
            <text:p text:style-name="P55"><text:span text:style-name="T22">Managing Meeting</text:span></text:p>
          </table:table-cell>
          <table:table-cell table:style-name="Tabella1.A97" office:value-type="string">
            <text:p text:style-name="P53"><text:span text:style-name="T22">02/12/2013</text:span></text:p>
          </table:table-cell>
          <table:table-cell table:style-name="Tabella1.D97" office:value-type="string">
            <text:p text:style-name="P55"><text:span text:style-name="T22">Andrea + Dzana</text:span></text:p>
          </table:table-cell>
        </table:table-row>
        <table:table-row>
          <table:table-cell table:style-name="Tabella1.A97" office:value-type="string">
            <text:p text:style-name="P51"><text:span text:style-name="T23">109</text:span></text:p>
          </table:table-cell>
          <table:table-cell table:style-name="Tabella1.A97" office:value-type="string">
            <text:p text:style-name="P55"><text:span text:style-name="T22">Minutes of Meeting</text:span></text:p>
          </table:table-cell>
          <table:table-cell table:style-name="Tabella1.A97" office:value-type="string">
            <text:p text:style-name="P53"><text:span text:style-name="T22">03/12/2013</text:span></text:p>
          </table:table-cell>
          <table:table-cell table:style-name="Tabella1.D97" office:value-type="string">
            <text:p text:style-name="P55"><text:span text:style-name="T22">Marko/Nikola</text:span></text:p>
          </table:table-cell>
        </table:table-row>
        <table:table-row>
          <table:table-cell table:style-name="Tabella1.A97" office:value-type="string">
            <text:p text:style-name="P51"><text:span text:style-name="T23">110</text:span></text:p>
          </table:table-cell>
          <table:table-cell table:style-name="Tabella1.A97" office:value-type="string">
            <text:p text:style-name="P55"><text:span text:style-name="T22">Supervisors Meeting</text:span></text:p>
          </table:table-cell>
          <table:table-cell table:style-name="Tabella1.A97" office:value-type="string">
            <text:p text:style-name="P53"><text:span text:style-name="T22">03/12/2013</text:span></text:p>
          </table:table-cell>
          <table:table-cell table:style-name="Tabella1.D97" office:value-type="string">
            <text:p text:style-name="P55"><text:span text:style-name="T22">Andrea + Lorenzo</text:span></text:p>
          </table:table-cell>
        </table:table-row>
        <table:table-row>
          <table:table-cell table:style-name="Tabella1.A97" office:value-type="string">
            <text:p text:style-name="P51"><text:span text:style-name="T23">111</text:span></text:p>
          </table:table-cell>
          <table:table-cell table:style-name="Tabella1.A97" office:value-type="string">
            <text:p text:style-name="P55"><text:span text:style-name="T22">Supervisors Meeting Summary</text:span></text:p>
          </table:table-cell>
          <table:table-cell table:style-name="Tabella1.A97" office:value-type="string">
            <text:p text:style-name="P53"><text:span text:style-name="T22">03/12/2013</text:span></text:p>
          </table:table-cell>
          <table:table-cell table:style-name="Tabella1.D97" office:value-type="string">
            <text:p text:style-name="P55"><text:span text:style-name="T22">Andrea</text:span></text:p>
          </table:table-cell>
        </table:table-row>
        <table:table-row>
          <table:table-cell table:style-name="Tabella1.A97" office:value-type="string">
            <text:p text:style-name="P51"><text:span text:style-name="T23">112</text:span></text:p>
          </table:table-cell>
          <table:table-cell table:style-name="Tabella1.A97" office:value-type="string">
            <text:p text:style-name="P55"><text:span text:style-name="T22">Status Report Presentation v 2.0</text:span></text:p>
          </table:table-cell>
          <table:table-cell table:style-name="Tabella1.A97" office:value-type="string">
            <text:p text:style-name="P53"><text:span text:style-name="T22">03/12/2013</text:span></text:p>
          </table:table-cell>
          <table:table-cell table:style-name="Tabella1.D97" office:value-type="string">
            <text:p text:style-name="P55"><text:span text:style-name="T22">Andrea + Dzana</text:span></text:p>
          </table:table-cell>
        </table:table-row>
        <table:table-row>
          <table:table-cell table:style-name="Tabella1.A97" office:value-type="string">
            <text:p text:style-name="P51"><text:span text:style-name="T23">113</text:span></text:p>
          </table:table-cell>
          <table:table-cell table:style-name="Tabella1.A97" office:value-type="string">
            <text:p text:style-name="P55"><text:span text:style-name="T22">Class Lecture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All</text:span></text:p>
          </table:table-cell>
        </table:table-row>
        <table:table-row>
          <table:table-cell table:style-name="Tabella1.A97" office:value-type="string">
            <text:p text:style-name="P51"><text:span text:style-name="T23">114</text:span></text:p>
          </table:table-cell>
          <table:table-cell table:style-name="Tabella1.A97" office:value-type="string">
            <text:p text:style-name="P55"><text:span text:style-name="T22">Status Report Presentation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Andrea + Dzana</text:span></text:p>
          </table:table-cell>
        </table:table-row>
        <table:table-row>
          <table:table-cell table:style-name="Tabella1.A97" office:value-type="string">
            <text:p text:style-name="P51"><text:span text:style-name="T23">115</text:span></text:p>
          </table:table-cell>
          <table:table-cell table:style-name="Tabella1.A97" office:value-type="string">
            <text:p text:style-name="P55"><text:span text:style-name="T22">Meeting Agenda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Andrea</text:span></text:p>
          </table:table-cell>
        </table:table-row>
        <table:table-row>
          <table:table-cell table:style-name="Tabella1.A97" office:value-type="string">
            <text:p text:style-name="P51"><text:span text:style-name="T23">116</text:span></text:p>
          </table:table-cell>
          <table:table-cell table:style-name="Tabella1.A97" office:value-type="string">
            <text:p text:style-name="P55"><text:span text:style-name="T22">Group Meeting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All</text:span></text:p>
          </table:table-cell>
        </table:table-row>
        <table:table-row>
          <table:table-cell table:style-name="Tabella1.A97" office:value-type="string">
            <text:p text:style-name="P51"><text:span text:style-name="T23">117</text:span></text:p>
          </table:table-cell>
          <table:table-cell table:style-name="Tabella1.A97" office:value-type="string">
            <text:p text:style-name="P55"><text:span text:style-name="T22">Mockups for the new WEB SITE pages requirements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Nikola</text:span></text:p>
          </table:table-cell>
        </table:table-row>
        <table:table-row>
          <table:table-cell table:style-name="Tabella1.A97" office:value-type="string">
            <text:p text:style-name="P51"><text:span text:style-name="T23">118</text:span></text:p>
          </table:table-cell>
          <table:table-cell table:style-name="Tabella1.A97" office:value-type="string">
            <text:p text:style-name="P55"><text:span text:style-name="T22">Update (if necessary) User Case Diagrams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Dzana + Nikola + Miraldi</text:span></text:p>
          </table:table-cell>
        </table:table-row>
        <table:table-row>
          <table:table-cell table:style-name="Tabella1.A97" office:value-type="string">
            <text:p text:style-name="P51"><text:span text:style-name="T23">119</text:span></text:p>
          </table:table-cell>
          <table:table-cell table:style-name="Tabella1.A97" office:value-type="string">
            <text:p text:style-name="P55"><text:span text:style-name="T22">Work on Math Engine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Lorenzo + Andrea</text:span></text:p>
          </table:table-cell>
        </table:table-row>
        <table:table-row>
          <table:table-cell table:style-name="Tabella1.A97" office:value-type="string">
            <text:p text:style-name="P51"><text:span text:style-name="T23">120</text:span></text:p>
          </table:table-cell>
          <table:table-cell table:style-name="Tabella1.A97" office:value-type="string">
            <text:p text:style-name="P55"><text:span text:style-name="T22">Work on Calculation Controller</text:span></text:p>
          </table:table-cell>
          <table:table-cell table:style-name="Tabella1.A97" office:value-type="string">
            <text:p text:style-name="P53"><text:span text:style-name="T22">04/12/2013</text:span></text:p>
          </table:table-cell>
          <table:table-cell table:style-name="Tabella1.D97" office:value-type="string">
            <text:p text:style-name="P55"><text:span text:style-name="T22">Lorenzo + Andrea</text:span></text:p>
          </table:table-cell>
        </table:table-row>
        <table:table-row>
          <table:table-cell table:style-name="Tabella1.A97" office:value-type="string">
            <text:p text:style-name="P51"><text:span text:style-name="T23">121</text:span></text:p>
          </table:table-cell>
          <table:table-cell table:style-name="Tabella1.A97" office:value-type="string">
            <text:p text:style-name="P55"><text:span text:style-name="T22">Work on Calculated Data</text:span></text:p>
          </table:table-cell>
          <table:table-cell table:style-name="Tabella1.A97" office:value-type="string">
            <text:p text:style-name="P53"><text:span text:style-name="T22">04/12/20163</text:span></text:p>
          </table:table-cell>
          <table:table-cell table:style-name="Tabella1.D97" office:value-type="string">
            <text:p text:style-name="P55"><text:span text:style-name="T22">Lorenzo + Andrea</text:span></text:p>
          </table:table-cell>
        </table:table-row>
        <table:table-row>
          <table:table-cell table:style-name="Tabella1.A97" office:value-type="string">
            <text:p text:style-name="P51"><text:span text:style-name="T23">122</text:span></text:p>
          </table:table-cell>
          <table:table-cell table:style-name="Tabella1.A97" office:value-type="string">
            <text:p text:style-name="P55"><text:span text:style-name="T22">Minutes of Meeting</text:span></text:p>
          </table:table-cell>
          <table:table-cell table:style-name="Tabella1.A97" office:value-type="string">
            <text:p text:style-name="P53"><text:span text:style-name="T22">05/12/2013</text:span></text:p>
          </table:table-cell>
          <table:table-cell table:style-name="Tabella1.D97" office:value-type="string">
            <text:p text:style-name="P55"><text:span text:style-name="T22">Marko/Nikola</text:span></text:p>
          </table:table-cell>
        </table:table-row>
        <table:table-row>
          <table:table-cell table:style-name="Tabella1.A97" office:value-type="string">
            <text:p text:style-name="P51"><text:span text:style-name="T23">123</text:span></text:p>
          </table:table-cell>
          <table:table-cell table:style-name="Tabella1.A97" office:value-type="string">
            <text:p text:style-name="P55"><text:span text:style-name="T22">Fix Design Document (if needed and if we have enough time :-) )</text:span></text:p>
          </table:table-cell>
          <table:table-cell table:style-name="Tabella1.A97" office:value-type="string">
            <text:p text:style-name="P53"><text:span text:style-name="T22">05/12/2013</text:span></text:p>
          </table:table-cell>
          <table:table-cell table:style-name="Tabella1.D97" office:value-type="string">
            <text:p text:style-name="P55"><text:span text:style-name="T22">Andrea + Lorenzo + Marko + Jorn</text:span></text:p>
          </table:table-cell>
        </table:table-row>
        <table:table-row>
          <table:table-cell table:style-name="Tabella1.A97" office:value-type="string">
            <text:p text:style-name="P51"><text:span text:style-name="T23">124</text:span></text:p>
          </table:table-cell>
          <table:table-cell table:style-name="Tabella1.A97" office:value-type="string">
            <text:p text:style-name="P55"><text:span text:style-name="T22">Fix Requirements Document (if needed and if we have enough time :-) )</text:span></text:p>
          </table:table-cell>
          <table:table-cell table:style-name="Tabella1.A97" office:value-type="string">
            <text:p text:style-name="P53"><text:span text:style-name="T22">05/12/2013</text:span></text:p>
          </table:table-cell>
          <table:table-cell table:style-name="Tabella1.D97" office:value-type="string">
            <text:p text:style-name="P55"><text:span text:style-name="T22">Dzana + Nikola + Andrea + Lorenzo</text:span></text:p>
          </table:table-cell>
        </table:table-row>
        <table:table-row>
          <table:table-cell table:style-name="Tabella1.A97" office:value-type="string">
            <text:p text:style-name="P51"><text:span text:style-name="T23">125</text:span></text:p>
          </table:table-cell>
          <table:table-cell table:style-name="Tabella1.A97" office:value-type="string">
            <text:p text:style-name="P55"><text:span text:style-name="T22">JUnit Classes for Math Engine v 1.0</text:span></text:p>
          </table:table-cell>
          <table:table-cell table:style-name="Tabella1.A97" office:value-type="string">
            <text:p text:style-name="P53"><text:span text:style-name="T22">05/12/2013</text:span></text:p>
          </table:table-cell>
          <table:table-cell table:style-name="Tabella1.D97" office:value-type="string">
            <text:p text:style-name="P55"><text:span text:style-name="T22">Miraldi + Andrea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9T01:19:54.82</dc:date>
    <meta:editing-duration>PT1H58M52S</meta:editing-duration>
    <meta:editing-cycles>59</meta:editing-cycles>
    <meta:generator>LibreOffice/4.0.5.2$Windows_x86 LibreOffice_project/5464147a081647a250913f19c0715bca595af2f</meta:generator>
    <meta:document-statistic meta:table-count="1" meta:image-count="0" meta:object-count="0" meta:page-count="4" meta:paragraph-count="504" meta:word-count="1000" meta:character-count="6238" meta:non-whitespace-character-count="5740"/>
  </office:meta>
</office:document-meta>
</file>